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CollectionConverterImpl.doGetCollection( Session session , Node parentNode , CollectionDescriptor collectionDescriptor , Class collectionField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ultiValueCollectionConverterImpl.doInsertCollection( Session session , Node parentNode , CollectionDescriptor collectionDescriptor , ManageableObjects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ValueCollectionConverterImpl.doUpdateCollection( Session session , Node parentNode , CollectionDescriptor collectionDescriptor , ManageableObjects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ValueCollectionConverterImpl.MultiValue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CollectionConverterImpl.doIsNull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